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91cm" fo:min-width="4.58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588cm" fo:min-width="0.338cm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10.16cm" svg:x="7.785cm" svg:y="2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0.16cm" svg:x="12.885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38cm" svg:height="0.838cm" svg:x="7.785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38cm" svg:height="0.838cm" svg:x="12.485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38cm" svg:height="0.838cm" svg:x="17.12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38cm" svg:height="0.838cm" svg:x="7.786cm" svg:y="6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38cm" svg:height="0.838cm" svg:x="17.121cm" svg:y="6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38cm" svg:height="0.838cm" svg:x="7.787cm" svg:y="11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38cm" svg:height="0.838cm" svg:x="12.487cm" svg:y="11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38cm" svg:height="0.838cm" svg:x="17.122cm" svg:y="11.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8:12:57.412566727</meta:creation-date>
    <dc:date>2024-08-27T18:18:49.560872321</dc:date>
    <meta:editing-duration>PT5M53S</meta:editing-duration>
    <meta:editing-cycles>2</meta:editing-cycles>
    <meta:generator>LibreOffice/24.2.5.2$Linux_X86_64 LibreOffice_project/420$Build-2</meta:generator>
    <meta:document-statistic meta:object-count="33"/>
  </office:meta>
</office:document-meta>
</file>